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string" calcext:value-type="string">
            <text:p>metadata PUT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5"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5"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table:style-name="ce3"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1" table:default-cell-style-name="Default"/>
        <table:table-row table:style-name="ro1">
          <table:table-cell office:value-type="string" calcext:value-type="string">
            <text:p>make auth setup configuration driven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.00.0000</text:date>, <text:time style:data-style-name="N2" text:time-value="14:29:59.65853053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8-01T18:40:37.226402311</dc:date>
    <dc:creator>Mateusz Żółtak</dc:creator>
    <meta:editing-duration>P3DT15H5M1S</meta:editing-duration>
    <meta:editing-cycles>30</meta:editing-cycles>
    <meta:document-statistic meta:table-count="2" meta:cell-count="91" meta:object-count="0"/>
  </office:meta>
</office:document-meta>
</file>